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46in" style:rel-column-width="10544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in" style:rel-column-width="2247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3<text:span text:style-name="T1">rd</text:span> To Mar 9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3rd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05T20:02:32.84</dc:date>
    <meta:editing-duration>PT21M24S</meta:editing-duration>
    <meta:editing-cycles>11</meta:editing-cycles>
    <meta:generator>OpenOffice/4.0.1$Win32 OpenOffice.org_project/401m5$Build-9714</meta:generator>
    <meta:document-statistic meta:table-count="2" meta:image-count="0" meta:object-count="0" meta:page-count="1" meta:paragraph-count="15" meta:word-count="48" meta:character-count="268"/>
  </office:meta>
</office:document-meta>
</file>